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ole-draw-aspect="1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1.343cm" svg:height="12.005cm" svg:x="3.6cm" svg:y="4.6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hu" fo:country="H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485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3.36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113cm" svg:height="1.484cm" svg:x="0cm" svg:y="28.215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113cm" svg:height="1.484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113cm" svg:height="1.484cm" svg:x="11.886cm" svg:y="0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16.799cm" svg:height="13.364cm" svg:x="4.2cm" svg:y="16.335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0cm" svg:y="28.215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0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16T15:57:39.440000000</meta:creation-date>
    <dc:date>2017-02-16T19:14:58.712000000</dc:date>
    <meta:editing-duration>PT3M22S</meta:editing-duration>
    <meta:editing-cycles>5</meta:editing-cycles>
    <meta:generator>LibreOfficeDev/5.4.0.0.alpha0$Windows_x86 LibreOffice_project/63e370c8117aeb2a1863c4b9262f512ea5a8c11c</meta:generator>
    <meta:document-statistic meta:object-count="2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a853" draw:fill-color="#00a853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7fff00" draw:fill-color="#7fff00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ff007f" draw:fill-color="#ff007f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1.344cm" svg:height="12.006cm" xlink:href="." xlink:type="simple" chart:class="chart:line" chart:style-name="ch1">
        <chart:legend chart:legend-position="top" svg:x="7.452cm" svg:y="0.185cm" style:legend-expansion="wide" chart:style-name="ch2"/>
        <chart:plot-area chart:style-name="ch3" chart:data-source-has-labels="both" svg:x="0.426cm" svg:y="0.97cm" svg:width="20.492cm" svg:height="10.796cm">
          <chartooo:coordinate-region svg:x="0.862cm" svg:y="1.144cm" svg:width="19.777cm" svg:height="10.028cm"/>
          <chart:axis chart:dimension="x" chart:name="primary-x" chart:style-name="ch4" chartooo:axis-type="text">
            <chart:categories table:cell-range-address="local-table.$A$2:.$A$1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10" chart:label-cell-address="local-table.$B$1" chart:class="chart:line">
            <chart:data-point chart:repeated="9"/>
          </chart:series>
          <chart:series chart:style-name="ch7" chart:values-cell-range-address="local-table.$C$2:.$C$10" chart:label-cell-address="local-table.$C$1" chart:class="chart:line">
            <chart:data-point chart:repeated="9"/>
          </chart:series>
          <chart:series chart:style-name="ch8" chart:values-cell-range-address="local-table.$D$2:.$D$10" chart:label-cell-address="local-table.$D$1" chart:class="chart:line">
            <chart:data-point chart:repeated="9"/>
          </chart:series>
          <chart:series chart:style-name="ch9" chart:values-cell-range-address="local-table.$E$2:.$E$10" chart:label-cell-address="local-table.$E$1" chart:class="chart:line"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A</text:p>
              </table:table-cell>
              <table:table-cell office:value-type="string">
                <text:p>BB</text:p>
              </table:table-cell>
              <table:table-cell office:value-type="string">
                <text:p>CC</text:p>
              </table:table-cell>
              <table:table-cell office:value-type="string">
                <text:p>D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5.4.0.0.alpha0$Windows_x86 LibreOffice_project/63e370c8117aeb2a1863c4b9262f512ea5a8c11c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